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c5e9"/>
    </style:style>
    <style:style style:name="P2" style:family="paragraph" style:parent-style-name="Standard" style:list-style-name="L1">
      <style:text-properties officeooo:rsid="0012c5e9" officeooo:paragraph-rsid="0012c5e9"/>
    </style:style>
    <style:style style:name="T1" style:family="text">
      <style:text-properties officeooo:rsid="0012c5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c5e9" style:font-weight-asian="bold" style:font-weight-complex="bold"/>
    </style:style>
    <style:style style:name="T4" style:family="text">
      <style:text-properties style:font-name="Tahoma" officeooo:rsid="0012c5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050210" text:style-name="L1">
        <text:list-item>
          <text:p text:style-name="P1"><text:span text:style-name="T3">die Applikation CgaFileMigrationApplication</text:span><text:span text:style-name="T1"><text:line-break/>Die Applikation CgaFileMigrationApplication wird benötigt um ein neues Filesystem für die nachfolgend beschriebenen </text:span><text:span text:style-name="T4">Applikationen einzurichten.</text:span><text:span text:style-name="T1"><text:line-break/></text:span></text:p>
        </text:list-item>
        <text:list-item>
          <text:p text:style-name="P2"><text:span text:style-name="T2">die Applikation CgaMainApplication</text:span><text:line-break/><text:line-break/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20:08:14.004000000</meta:creation-date>
    <dc:title>Privat - Tahoma</dc:title>
    <meta:editing-duration>PT4M14S</meta:editing-duration>
    <meta:editing-cycles>2</meta:editing-cycles>
    <meta:generator>LibreOffice/6.4.4.2$Windows_X86_64 LibreOffice_project/3d775be2011f3886db32dfd395a6a6d1ca2630ff</meta:generator>
    <dc:date>2020-08-25T20:13:50.403000000</dc:date>
    <meta:document-statistic meta:table-count="0" meta:image-count="0" meta:object-count="0" meta:page-count="1" meta:paragraph-count="3" meta:word-count="24" meta:character-count="230" meta:non-whitespace-character-count="208"/>
    <meta:template xlink:type="simple" xlink:actuate="onRequest" xlink:title="Privat - Tahoma" xlink:href="../../../../../AppData/Roaming/LibreOffice/4/user/template/Privat%20-%20Tahoma1.ott" meta:date="2020-08-25T20:08:13.667000000"/>
  </office:meta>
</office:document-meta>
</file>